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officeooo:rsid="00106b77" officeooo:paragraph-rsid="00106b77"/>
    </style:style>
    <style:style style:name="P2" style:family="paragraph" style:parent-style-name="Text_20_body">
      <style:text-properties officeooo:rsid="00106b77" officeooo:paragraph-rsid="00106b77" style:language-asian="zh" style:country-asian="CN"/>
    </style:style>
    <style:style style:name="P3" style:family="paragraph" style:parent-style-name="Text_20_body">
      <style:text-properties officeooo:rsid="0013371c" officeooo:paragraph-rsid="0013371c" style:language-asian="zh" style:country-asian="CN"/>
    </style:style>
    <style:style style:name="P4" style:family="paragraph" style:parent-style-name="Text_20_body">
      <style:text-properties fo:color="#ff0000" fo:font-size="24pt" fo:font-weight="bold" officeooo:rsid="00144e15" officeooo:paragraph-rsid="00144e15" style:font-size-asian="24pt" style:font-weight-asian="bold" style:font-size-complex="24pt" style:font-weight-complex="bold"/>
    </style:style>
    <style:style style:name="P5" style:family="paragraph" style:parent-style-name="Text_20_body">
      <style:text-properties officeooo:rsid="000e96a3" officeooo:paragraph-rsid="0012587b" style:language-asian="zh" style:country-asian="CN"/>
    </style:style>
    <style:style style:name="P6" style:family="paragraph" style:parent-style-name="Text_20_body">
      <style:text-properties officeooo:rsid="0016a1f0" officeooo:paragraph-rsid="0016a1f0" style:language-asian="zh" style:country-asian="CN"/>
    </style:style>
    <style:style style:name="P7" style:family="paragraph" style:parent-style-name="Text_20_body">
      <style:text-properties officeooo:rsid="00184689" officeooo:paragraph-rsid="00184689" style:language-asian="zh" style:country-asian="CN"/>
    </style:style>
    <style:style style:name="P8" style:family="paragraph" style:parent-style-name="Text_20_body">
      <style:text-properties officeooo:rsid="001a2581" officeooo:paragraph-rsid="001a2581" style:language-asian="zh" style:country-asian="CN"/>
    </style:style>
    <style:style style:name="P9" style:family="paragraph" style:parent-style-name="Text_20_body">
      <style:text-properties fo:font-size="15pt" fo:font-weight="bold" officeooo:rsid="0016a1f0" officeooo:paragraph-rsid="0016a1f0" style:font-size-asian="15pt" style:language-asian="zh" style:country-asian="CN" style:font-weight-asian="bold" style:font-size-complex="15pt" style:font-weight-complex="bold"/>
    </style:style>
    <style:style style:name="P10" style:family="paragraph" style:parent-style-name="Text_20_body">
      <style:text-properties fo:font-size="15pt" fo:font-weight="bold" officeooo:rsid="001a2581" officeooo:paragraph-rsid="001a2581" style:font-size-asian="15pt" style:language-asian="zh" style:country-asian="CN" style:font-weight-asian="bold" style:font-size-complex="15pt" style:font-weight-complex="bold"/>
    </style:style>
    <style:style style:name="P11" style:family="paragraph" style:parent-style-name="Text_20_body">
      <style:text-properties fo:font-weight="bold" officeooo:rsid="0017cbde" officeooo:paragraph-rsid="0017cbde" style:language-asian="zh" style:country-asian="CN" style:font-weight-asian="bold" style:font-weight-complex="bold"/>
    </style:style>
    <style:style style:name="P12" style:family="paragraph" style:parent-style-name="Text_20_body">
      <style:text-properties fo:font-weight="bold" officeooo:rsid="00184689" officeooo:paragraph-rsid="00184689" style:language-asian="zh" style:country-asian="CN" style:font-weight-asian="bold" style:font-weight-complex="bold"/>
    </style:style>
    <style:style style:name="P13" style:family="paragraph" style:parent-style-name="Text_20_body">
      <style:text-properties fo:font-size="13.6999998092651pt" fo:font-weight="normal" officeooo:rsid="001a2581" officeooo:paragraph-rsid="001a2581" style:font-size-asian="12pt" style:language-asian="zh" style:country-asian="CN" style:font-weight-asian="normal" style:font-size-complex="13.6999998092651pt" style:font-weight-complex="normal"/>
    </style:style>
    <style:style style:name="P14" style:family="paragraph" style:parent-style-name="Text_20_body">
      <style:text-properties fo:font-size="13.6999998092651pt" fo:font-weight="normal" officeooo:rsid="001ac084" officeooo:paragraph-rsid="001ac084" style:font-size-asian="12pt" style:language-asian="zh" style:country-asian="CN" style:font-weight-asian="normal" style:font-size-complex="13.6999998092651pt" style:font-weight-complex="normal"/>
    </style:style>
    <style:style style:name="T1" style:family="text">
      <style:text-properties style:language-asian="zh" style:country-asian="CN"/>
    </style:style>
    <style:style style:name="T2" style:family="text">
      <style:text-properties officeooo:rsid="000e96a3" style:language-asian="zh" style:country-asian="CN"/>
    </style:style>
    <style:style style:name="T3" style:family="text">
      <style:text-properties officeooo:rsid="0012755d" style:language-asian="zh" style:country-asian="CN"/>
    </style:style>
    <style:style style:name="T4" style:family="text">
      <style:text-properties officeooo:rsid="0019ea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office:annotation><dc:date>2017-12-22T10:30:35.909000000</dc:date><text:p>HTML: &lt;NOSCRIPT&gt;</text:p></office:annotation><office:annotation><dc:date>2017-12-22T10:30:35.909000000</dc:date><text:p>HTML: &lt;/NOSCRIPT&gt;</text:p></office:annotation>Map&lt;K,V&gt;<text:span text:style-name="T2">可以指定两个泛型</text:span></text:h>
      <text:p text:style-name="P4"><text:span text:style-name="T2">泛</text:span><text:span text:style-name="T1">型就是对象的参数类型可变</text:span></text:p>
      <text:p text:style-name="P5">Map&lt;Integer,String&gt; mep=new HashMap&lt;Integer,String&gt;();</text:p>
      <text:p text:style-name="P9">泛型的通配声明：</text:p>
      <text:p text:style-name="P6">当没有指定泛型继承的类型或接口时，默认使用extends Object，所以默认情况下任何类型都可以作为参数传入</text:p>
      <text:p text:style-name="P11">抽象类class Fan&lt;T extends Animal&gt;限制传入的类型为继承的子类</text:p>
      <text:p text:style-name="P11">接口class Fan&lt;T extends Animal&gt;{//继承接口这里不能改为implement，要用extends</text:p>
      <text:p text:style-name="P7">同一泛型类，如果实例化时给定的实例类型不同，则这些实例的类型是不兼容的，不能相互赋值</text:p>
      <text:p text:style-name="P12">泛型通配的方式：</text:p>
      <text:p text:style-name="P7">1，“？”代表任意一个类型。</text:p>
      <text:p text:style-name="P7">2，和限制的泛型的上限相似，同样可以使用extends关键字来限定通配符匹配类型的上限</text:p>
      <text:p text:style-name="P7">引用比继承小的类型</text:p>
      <text:p text:style-name="P7">3,还可以使用super关键词将通配符匹配类型限定为某个类型及其父类型</text:p>
      <text:p text:style-name="P7">引用比<text:span text:style-name="T4">当前继承的大的类型</text:span></text:p>
      <text:p text:style-name="P8">//无限定通配符</text:p>
      <text:p text:style-name="P8"><text:tab/><text:tab/>Fan&lt;?&gt; ge=null;</text:p>
      <text:p text:style-name="P8"><text:tab/><text:tab/>ge=dog;</text:p>
      <text:p text:style-name="P8"><text:tab/><text:tab/>ge.getObj().eat();</text:p>
      <text:p text:style-name="P8"><text:tab/><text:tab/>//上边界限定通配符</text:p>
      <text:p text:style-name="P8"><text:tab/><text:tab/>Fan&lt;? extends Animal&gt; ke=null;</text:p>
      <text:p text:style-name="P8"><text:tab/><text:tab/>ke=cat;</text:p>
      <text:p text:style-name="P8"><text:tab/><text:tab/>ke.getObj().eat();</text:p>
      <text:p text:style-name="P8"><text:tab/><text:tab/>//下边界限定通配符</text:p>
      <text:p text:style-name="P8"><text:tab/><text:tab/>Fan&lt;? super Dog&gt; fer=null;</text:p>
      <text:p text:style-name="P8"><text:tab/><text:tab/>Fan&lt;Animal&gt; fe1=new Fan&lt;Animal&gt;();</text:p>
      <text:p text:style-name="P8"><text:tab/><text:tab/>fer=fe1;</text:p>
      <text:p text:style-name="P8"><text:tab/>}</text:p>
      <text:p text:style-name="P10">泛型方法:</text:p>
      <text:p text:style-name="P13">语法:</text:p>
      <text:p text:style-name="P13">访问修饰符&lt;泛型列表&gt;返回值类型 方法名（参数列表）{</text:p>
      <text:p text:style-name="P13">实现代码</text:p>
      <text:p text:style-name="P13">}</text:p>
      <text:p text:style-name="P13">1，在泛型列表中声明的泛型，可用于该方法的返回类型声明，参数类型声明和方法代码中<text:soft-page-break/>的局部变量的类型声明</text:p>
      <text:p text:style-name="P13">2，类中的其他方法不能使用当前方法声明的泛型</text:p>
      <text:p text:style-name="P14">//泛型方法,定义在方法上可以使用任何类型</text:p>
      <text:p text:style-name="P14"><text:tab/>public &lt;T&gt;void print(T prin){</text:p>
      <text:p text:style-name="P14"><text:tab/><text:tab/>System.out.println(prin);</text:p>
      <text:p text:style-name="P14"><text:tab/><text:tab/></text:p>
      <text:p text:style-name="P14"><text:tab/>}</text:p>
      <text:p text:style-name="P14"><text:tab/>//泛型方法的重载</text:p>
      <text:p text:style-name="P14"><text:tab/>public &lt;T extends String&gt;void print(T <text:s/>zifu){</text:p>
      <text:p text:style-name="P14"><text:tab/><text:tab/>System.out.println(zifu);</text:p>
      <text:p text:style-name="P14"><text:tab/><text:tab/></text:p>
      <text:p text:style-name="P14"><text:tab/>}</text:p>
      <text:p text:style-name="P14">//泛型方法同样可以使用在静态方法上，用类名来调用</text:p>
      <text:p text:style-name="P14"><text:tab/>public static &lt;T&gt; void printy(T printer){</text:p>
      <text:p text:style-name="P14"><text:tab/><text:tab/>System.out.println(printer);</text:p>
      <text:p text:style-name="P14"><text:tab/>}</text:p>
      <text:p text:style-name="P1"><text:span text:style-name="T2">一</text:span><text:span text:style-name="T1">个类可以继承另一个泛型类</text:span></text:p>
      <text:p text:style-name="P2">public class Student&lt;T&gt;{</text:p>
      <text:p text:style-name="P2">}</text:p>
      <text:p text:style-name="P1"><text:span text:style-name="T1">class Study&lt;T1,T2&gt;extends Student&lt;</text:span><text:span text:style-name="T3">T</text:span><text:span text:style-name="T1">&gt;{ <text:s text:c="4"/>//泛型可以比父类多，但是不可以比父类少</text:span></text:p>
      <text:p text:style-name="P2">}</text:p>
      <text:p text:style-name="P2">一个类可以实现泛型接口</text:p>
      <text:p text:style-name="P2">interface Teacher&lt;T&gt;{</text:p>
      <text:p text:style-name="P2">}</text:p>
      <text:p text:style-name="P2">class Teach&lt;T1,T2&gt; implements Teacher&lt;T&gt;{</text:p>
      <text:p text:style-name="P2">}</text:p>
      <text:p text:style-name="P2"/>
      <text:p text:style-name="P3">具体案例:</text:p>
      <text:p text:style-name="P3"><text:tab/>public static void main(String[] args) {</text:p>
      <text:p text:style-name="P3"><text:tab/><text:tab/>// TODO Auto-generated method stub</text:p>
      <text:p text:style-name="P3"><text:s text:c="3"/>Teach&lt;Integer,Integer&gt; te=new Child&lt;&gt;(1,2);</text:p>
      <text:p text:style-name="P3"><text:s text:c="3"/>Child&lt;Integer,String,String&gt; ch=new Child&lt;&gt;(1,2);</text:p>
      <text:p text:style-name="P3"><text:tab/>}</text:p>
      <text:p text:style-name="P3"/>
      <text:p text:style-name="P3">}</text:p>
      <text:p text:style-name="P3"><text:soft-page-break/>class Teach&lt;T1,T2&gt;{</text:p>
      <text:p text:style-name="P3"><text:tab/>T1 t1;</text:p>
      <text:p text:style-name="P3"><text:tab/>T2 <text:s/>t2;</text:p>
      <text:p text:style-name="P3"><text:tab/>public <text:s/>Teach(T1 t1, T2 t2) {</text:p>
      <text:p text:style-name="P3"><text:tab/><text:tab/>this.t1 = t1;</text:p>
      <text:p text:style-name="P3"><text:tab/><text:tab/>this.t2 = t2;</text:p>
      <text:p text:style-name="P3"><text:tab/><text:tab/>System.out.println(this.t1.getClass());</text:p>
      <text:p text:style-name="P3"><text:tab/><text:tab/>System.out.println(this.t2.getClass());</text:p>
      <text:p text:style-name="P3"><text:tab/>}</text:p>
      <text:p text:style-name="P3">}</text:p>
      <text:p text:style-name="P3">class Child&lt;T1,T2,T3&gt; extends Teach&lt;T1,Integer&gt;{</text:p>
      <text:p text:style-name="P3"><text:tab/> <text:s text:c="2"/>public Child(T1 t1,Integer t2){</text:p>
      <text:p text:style-name="P3"><text:tab/><text:tab/> <text:s text:c="2"/>super(t1,t2);</text:p>
      <text:p text:style-name="P3"><text:tab/> <text:s text:c="2"/>}</text:p>
      <text:p text:style-name="P3"><text:tab/>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M20S</meta:editing-duration>
    <meta:editing-cycles>6</meta:editing-cycles>
    <meta:generator>LibreOffice/5.3.0.3$Windows_X86_64 LibreOffice_project/7074905676c47b82bbcfbea1aeefc84afe1c50e1</meta:generator>
    <dc:date>2017-12-23T10:47:48.593000000</dc:date>
    <meta:document-statistic meta:table-count="0" meta:image-count="0" meta:object-count="0" meta:page-count="3" meta:paragraph-count="81" meta:word-count="615" meta:character-count="1655" meta:non-whitespace-character-count="1500"/>
    <meta:user-defined meta:name="Info 1"/>
    <meta:user-defined meta:name="Info 2"/>
    <meta:user-defined meta:name="Info 3"/>
    <meta:user-defined meta:name="Info 4"/>
  </office:meta>
</office:document-meta>
</file>